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28pt" fo:font-weight="normal" officeooo:rsid="00109063" officeooo:paragraph-rsid="001494a9" style:font-size-asian="28pt" style:font-weight-asian="normal" style:font-size-complex="28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6.001cm" fo:margin-left="0cm" fo:margin-right="3cm" fo:border-top="none" fo:border-bottom="none" fo:border-left="0.06pt solid #000000" fo:border-right="0.06pt solid #000000" fo:padding-top="0cm" fo:padding-bottom="0cm" fo:padding-left="0.499cm" fo:padding-right="0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53:27.730448112</meta:creation-date>
    <dc:date>2017-11-04T12:27:00.702779553</dc:date>
    <meta:editing-duration>PT22M47S</meta:editing-duration>
    <meta:editing-cycles>14</meta:editing-cycles>
    <meta:generator>LibreOffice/5.4.1.2.0$Linux_X86_64 LibreOffice_project/40m0$Build-2</meta:generator>
    <meta:print-date>2017-11-02T16:02:21.550682606</meta:print-date>
    <meta:document-statistic meta:table-count="0" meta:image-count="0" meta:object-count="0" meta:page-count="1" meta:paragraph-count="0" meta:word-count="0" meta:character-count="0" meta:non-whitespace-character-count="0"/>
  </office:meta>
</office:document-meta>
</file>